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e Küchenuhr</text:p>
      <text:p text:style-name="P1"><text:tab/>Am anfang „Die Küchenuhr'sitzt ein Mann, in dessen Hände gibt es eine Küchenuhr. Er sagt die Leute neben ihm, dass die Küchenuhr ist übrig, obwohl sie um halb drei stehengeblieben ist. Er sagt das ist sehr wichtig. Er erinnert sich an sein Kindheit. Er kam immer spät nach Hause und seine Mutter machte ihm essen. Er dachte, dass das Paradies war.</text:p>
      <text:p text:style-name="P1"><text:tab/>Ich habe nichts das ist mir so wichtig wie die Küchenuhr ist dem Erzähler, vieleeicht außer meinen Teddybär von meiner Kindheit. Er ist ein „Winnie the Pooh“ Bär. Er ist gelb mit einem roten Hemd, auf dem gibt es das Wort „Pooh.“ Ich hatte ihn seit ich geboren war. Als ich sehr jung war, trug ich ihn immer mit mi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Ritchie</meta:initial-creator>
    <meta:creation-date>2016-03-17T15:27:41.68</meta:creation-date>
    <meta:document-statistic meta:table-count="0" meta:image-count="0" meta:object-count="0" meta:page-count="1" meta:paragraph-count="3" meta:word-count="123" meta:character-count="679"/>
    <dc:date>2016-03-17T16:58:20.85</dc:date>
    <dc:creator>Robert Ritchie</dc:creator>
    <meta:editing-duration>PT26M7S</meta:editing-duration>
    <meta:editing-cycles>1</meta:editing-cycles>
    <meta:generator>OpenOffice/4.1.1$Win32 OpenOffice.org_project/411m6$Build-9775</meta:generator>
  </office:meta>
</office:document-meta>
</file>